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5-14_21-09-53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5-15_01-31-4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5-15_07-35-06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5-15_12-55-3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5-15_17-30-58_000.jpg</text:p>
          </table:table-cell>
          <table:table-cell table:style-name="ce36" office:value-type="string">
            <text:p>:m RES 1*4 / free# JVEMV6 68#_257:1 / 68. theoretical-physics(tp) / topics=不確定性原理,w=~,doc=r-7-A1~1.1.1#9-3,s=~,i=~,other=calc+:コンプトン波長;found+;orig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1*4 / free# JVEMV6 68#_257:1 / 68. theoretical-physics(tp) / topics=不確定性原理,w=~,doc=r-7-A1~1.1.1#9-3,s=~,i=~,other=calc+:コンプトン波長;found+;orig+">
            <text:p>:m RES 1*4 / free# JVEMV6 68#_257:1 / 68. theoretical-physics(tp) / topics=不確定性原理,w=~,doc=r-7-A1~1.1.1#9-3,s=~,i=~,other=calc+:コンプトン波長;found+;orig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5-15_17-31-20_000.jpg</text:p>
          </table:table-cell>
          <table:table-cell table:style-name="ce36" office:value-type="string">
            <text:p>:m RES 2*4 / free# JVEMV6 68#_257:1 / 68. theoretical-physics(tp) / topics=不確定性原理,w=~,doc=r-7-A1~1.1.1#9-3~9-5.4,s=~,i=~,other=calc+:フーリエ級数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2*4 / free# JVEMV6 68#_257:1 / 68. theoretical-physics(tp) / topics=不確定性原理,w=~,doc=r-7-A1~1.1.1#9-3~9-5.4,s=~,i=~,other=calc+:フーリエ級数">
            <text:p>:m RES 2*4 / free# JVEMV6 68#_257:1 / 68. theoretical-physics(tp) / topics=不確定性原理,w=~,doc=r-7-A1~1.1.1#9-3~9-5.4,s=~,i=~,other=calc+:フーリエ級数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5-15_17-31-44_000.jpg</text:p>
          </table:table-cell>
          <table:table-cell table:style-name="ce36" office:value-type="string">
            <text:p>:m RES 3*4 / free# JVEMV6 68#_257:1 / 68. theoretical-physics(tp) / topics=不確定性原理;フーリエ級数,w=~,doc=r-7-A1~1.1.1#9-3~9-5.4,s=~,i=~,other=calc+:(-π&lt;-δ);memo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3*4 / free# JVEMV6 68#_257:1 / 68. theoretical-physics(tp) / topics=不確定性原理;フーリエ級数,w=~,doc=r-7-A1~1.1.1#9-3~9-5.4,s=~,i=~,other=calc+:(-π&lt;-δ);memo+;calc+">
            <text:p>:m RES 3*4 / free# JVEMV6 68#_257:1 / 68. theoretical-physics(tp) / topics=不確定性原理;フーリエ級数,w=~,doc=r-7-A1~1.1.1#9-3~9-5.4,s=~,i=~,other=calc+:(-π&lt;-δ);memo+;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5-15_17-32-14_000.jpg</text:p>
          </table:table-cell>
          <table:table-cell table:style-name="ce36" office:value-type="string">
            <text:p>:m RES 4*4 / free# JVEMV6 68#_257:1 / 68. theoretical-physics(tp) / topics=不確定性原理；フーリエ級数,w=~,doc=r-7-A1~1.1.1#9-3~9-5.4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4*4 / free# JVEMV6 68#_257:1 / 68. theoretical-physics(tp) / topics=不確定性原理；フーリエ級数,w=~,doc=r-7-A1~1.1.1#9-3~9-5.4,s=~,i=~,other=calc+">
            <text:p>:m RES 4*4 / free# JVEMV6 68#_257:1 / 68. theoretical-physics(tp) / topics=不確定性原理；フーリエ級数,w=~,doc=r-7-A1~1.1.1#9-3~9-5.4,s=~,i=~,other=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5-15_19-11-51_000.jpg</text:p>
          </table:table-cell>
          <table:table-cell table:style-name="ce36" office:value-type="string">
            <text:p>:m :篠笛,shinobue #*# / memo:song / song-id=i-27 / picture=~,content=~,notes=4h``-4``-7`-4`-7`-7,for=~,page=2?,key=~,R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篠笛,shinobue #*# / memo:song / song-id=i-27 / picture=~,content=~,notes=4h``-4``-7`-4`-7`-7,for=~,page=2?,key=~,R=~,other=~">
            <text:p>:m :篠笛,shinobue #*# / memo:song / song-id=i-27 / picture=~,content=~,notes=4h``-4``-7`-4`-7`-7,for=~,page=2?,key=~,R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5-15_19-12-06_000.jpg</text:p>
          </table:table-cell>
          <table:table-cell table:style-name="ce36" office:value-type="string">
            <text:p>:m :篠笛,shinobue #*# / memo:song / song-id=i-31 / picture=~,content=~,notes=4-7-4-7-0~0-7-4h-4,for=~,page=1:①～③,key=~,R=~,other=~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篠笛,shinobue #*# / memo:song / song-id=i-31 / picture=~,content=~,notes=4-7-4-7-0~0-7-4h-4,for=~,page=1:①～③,key=~,R=~,other=~ / N~">
            <text:p>:m :篠笛,shinobue #*# / memo:song / song-id=i-31 / picture=~,content=~,notes=4-7-4-7-0~0-7-4h-4,for=~,page=1:①～③,key=~,R=~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5-15_21-05-33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5-16_00-44-57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5-16_00-56-18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5-16_03-12-05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:PHOTO 起きた時刻（夜中） / 2022">
            <text:p>:m :PHOTO 起きた時刻（夜中）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5-16_07-28-03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5-16_11-57-10_000.jpg</text:p>
          </table:table-cell>
          <table:table-cell table:style-name="ce36" office:value-type="string">
            <text:p>:m RES 1-2*3 / free# JVEMV6 68#_258:1 / 68. theoretical-physics(tp) / topics=波動方程式,w=~,doc=r-7-A1~1.1.1#10,s=~,i=~,other=calc+;calc:(w=f(k))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RES 1-2*3 / free# JVEMV6 68#_258:1 / 68. theoretical-physics(tp) / topics=波動方程式,w=~,doc=r-7-A1~1.1.1#10,s=~,i=~,other=calc+;calc:(w=f(k))">
            <text:p>:m RES 1-2*3 / free# JVEMV6 68#_258:1 / 68. theoretical-physics(tp) / topics=波動方程式,w=~,doc=r-7-A1~1.1.1#10,s=~,i=~,other=calc+;calc:(w=f(k))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5-16_11-57-27_000.jpg</text:p>
          </table:table-cell>
          <table:table-cell table:style-name="ce36" office:value-type="string">
            <text:p>:m RES 3*3 / free# JVEMV6 68#_258:1 / 68. theoretical-physics(tp) / topics=波動方程式,w=~,doc=r-7-A1~1.1.1#10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RES 3*3 / free# JVEMV6 68#_258:1 / 68. theoretical-physics(tp) / topics=波動方程式,w=~,doc=r-7-A1~1.1.1#10,s=~,i=~,other=~">
            <text:p>:m RES 3*3 / free# JVEMV6 68#_258:1 / 68. theoretical-physics(tp) / topics=波動方程式,w=~,doc=r-7-A1~1.1.1#10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5-16_12-34-5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5-16_16-14-37_000.jpg</text:p>
          </table:table-cell>
          <table:table-cell table:style-name="ce36" office:value-type="string">
            <text:p>:m RES 1*1 / free# JVEMV6 68#_258:2 / 68. theoretical-physics(tp) / topics=波動方程式,w=~,doc=r-7-A1~1.1.1#10,s=~,i=~,other=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1*1 / free# JVEMV6 68#_258:2 / 68. theoretical-physics(tp) / topics=波動方程式,w=~,doc=r-7-A1~1.1.1#10,s=~,i=~,other=memo+">
            <text:p>:m RES 1*1 / free# JVEMV6 68#_258:2 / 68. theoretical-physics(tp) / topics=波動方程式,w=~,doc=r-7-A1~1.1.1#10,s=~,i=~,other=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5-16_16-49-45_000.jpg</text:p>
          </table:table-cell>
          <table:table-cell table:style-name="ce36" office:value-type="string">
            <text:p><text:s/>:m 東和 PHOTO / 220514sa / 長原駅 / クレイシア中馬込新築工事 / １名 / ホクシン設備（小川建設） / 日誌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 :m 東和 PHOTO / 220514sa / 長原駅 / クレイシア中馬込新築工事 / １名 / ホクシン設備（小川建設） / 日誌">
            <text:p><text:s/>:m 東和 PHOTO / 220514sa / 長原駅 / クレイシア中馬込新築工事 / １名 / ホクシン設備（小川建設） / 日誌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5-16_21-06-49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5-17_01-13-51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5-17_01-13-5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5-17_07-18-04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5-17_13-05-5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5-17_15-12-57_000.jpg</text:p>
          </table:table-cell>
          <table:table-cell table:style-name="ce36" office:value-type="string">
            <text:p>:m RES 1*1 / free# JVEMV6 68#_259:1 / 68. theoretical-physics(tp) / topics=波動方程式,w=~,doc=r-7-A1~1.1.3#2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RES 1*1 / free# JVEMV6 68#_259:1 / 68. theoretical-physics(tp) / topics=波動方程式,w=~,doc=r-7-A1~1.1.3#2,s=~,i=~,other=calc+">
            <text:p>:m RES 1*1 / free# JVEMV6 68#_259:1 / 68. theoretical-physics(tp) / topics=波動方程式,w=~,doc=r-7-A1~1.1.3#2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5-17_15-34-19_000.jpg</text:p>
          </table:table-cell>
          <table:table-cell table:style-name="ce27" office:value-type="string">
            <text:p>:bookmemo / 読んだ本 / 『山本七平ライブラリー③　帝王学』 / 著者=山本七平,出版=文芸春秋 / 途中</text:p>
          </table:table-cell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bookmemo / 読んだ本 / 『山本七平ライブラリー③　帝王学』 / 著者=山本七平,出版=文芸春秋 / 途中">
            <text:p>:bookmemo / 読んだ本 / 『山本七平ライブラリー③　帝王学』 / 著者=山本七平,出版=文芸春秋 / 途中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5-17_15-34-37_000.jpg</text:p>
          </table:table-cell>
          <table:table-cell table:style-name="ce36" office:value-type="string">
            <text:p>:bookmemo / 読んだ本 / 『山本七平ライブラリー③　帝王学』 / 著者=山本七平,出版=文芸春秋 / 途中 ここまで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bookmemo / 読んだ本 / 『山本七平ライブラリー③　帝王学』 / 著者=山本七平,出版=文芸春秋 / 途中 ここまで">
            <text:p>:bookmemo / 読んだ本 / 『山本七平ライブラリー③　帝王学』 / 著者=山本七平,出版=文芸春秋 / 途中 ここまで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5-17_21-27-2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5-18_01-28-48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5-18_01-28-5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5-18_07-29-24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5-18_09-12-36_000.jpg</text:p>
          </table:table-cell>
          <table:table-cell table:style-name="ce36" office:value-type="string">
            <text:p>:m #*# RES / JVEMV6 64#140-7.5 / 『大坂一件大塩平八郎存書』 / w=いたし奥女中～用金申付是迄 / p.~ / topic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#*# RES / JVEMV6 64#140-7.5 / 『大坂一件大塩平八郎存書』 / w=いたし奥女中～用金申付是迄 / p.~ / topic=~,other=~">
            <text:p>:m #*# RES / JVEMV6 64#140-7.5 / 『大坂一件大塩平八郎存書』 / w=いたし奥女中～用金申付是迄 / p.~ / topic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5-18_12-15-32_000.jpg</text:p>
          </table:table-cell>
          <table:table-cell table:style-name="ce36" office:value-type="string">
            <text:p>:m RES 1*1 / free# JVEMV6 68#_260:1 / 68. theoretical-physics(tp) / topics=波動方程式；位相速度,w=~,doc=r-7-A1~1.1.4#3,s=~,i=~,other=calc+:位相速度、群速度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RES 1*1 / free# JVEMV6 68#_260:1 / 68. theoretical-physics(tp) / topics=波動方程式；位相速度,w=~,doc=r-7-A1~1.1.4#3,s=~,i=~,other=calc+:位相速度、群速度">
            <text:p>:m RES 1*1 / free# JVEMV6 68#_260:1 / 68. theoretical-physics(tp) / topics=波動方程式；位相速度,w=~,doc=r-7-A1~1.1.4#3,s=~,i=~,other=calc+:位相速度、群速度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5-18_13-10-19_000.jpg</text:p>
          </table:table-cell>
          <table:table-cell table:style-name="ce27" office:value-type="string">
            <text:p>:m 食べた物 </text:p>
          </table:table-cell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5-18_17-42-00_000.jpg</text:p>
          </table:table-cell>
          <table:table-cell table:style-name="ce36" office:value-type="string">
            <text:p>:m RES 1*1 / free# JVEMV6 68#_260:2 / 68. theoretical-physics(tp) / topics=波動方程式；位相速度；群速度,w=~,doc=r-7-A1~1.1.3#2.1,s=~,i=~,other=calc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RES 1*1 / free# JVEMV6 68#_260:2 / 68. theoretical-physics(tp) / topics=波動方程式；位相速度；群速度,w=~,doc=r-7-A1~1.1.3#2.1,s=~,i=~,other=calc+;calc+">
            <text:p>:m RES 1*1 / free# JVEMV6 68#_260:2 / 68. theoretical-physics(tp) / topics=波動方程式；位相速度；群速度,w=~,doc=r-7-A1~1.1.3#2.1,s=~,i=~,other=calc+;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13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91]=&quot;&quot;;[.C91];CONCATENATE([.C91];&quot; / &quot;;[.E9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93]=&quot;&quot;;[.C93];CONCATENATE([.C93];&quot; / &quot;;[.E9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92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3" table:formula="of:=SUM([.C254:.C26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2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54:Sheet1.C259" table:on-update-keep-styles="true" table:on-update-keep-size="false"/>
        <table:database-range table:name="XXX" table:target-range-address="Sheet1.B254:Sheet1.B254" table:on-update-keep-styles="true" table:on-update-keep-size="false"/>
        <table:database-range table:name="XXX_music" table:target-range-address="Sheet1.B255:Sheet1.B2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9">2022/05/19</text:date>, <text:time>12:39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5-19T12:39:09.37</dc:date>
    <dc:creator>iwabuchi ken</dc:creator>
    <meta:editing-duration>P47DT2H26M5S</meta:editing-duration>
    <meta:editing-cycles>15127</meta:editing-cycles>
    <meta:document-statistic meta:table-count="2" meta:cell-count="532" meta:object-count="0"/>
    <meta:user-defined meta:name="qrichtext">1</meta:user-defined>
  </office:meta>
</office:document-meta>
</file>